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FreeMono" svg:font-family="FreeMono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FreeMono"/>
    </style:style>
    <style:style style:name="P3" style:family="paragraph" style:parent-style-name="Standard">
      <style:text-properties fo:color="#000000" style:font-name="Times New Roman" fo:font-size="12pt" fo:font-style="normal" fo:font-weight="normal" style:font-name-asian="Monaco" style:font-size-asian="12pt" style:font-style-asian="normal" style:font-weight-asian="normal" style:font-name-complex="Monaco" style:font-size-complex="12pt" style:font-style-complex="normal" style:font-weight-complex="normal"/>
    </style:style>
    <style:style style:name="P4" style:family="paragraph" style:parent-style-name="Text_20_body">
      <style:text-properties fo:color="#000000" style:font-name="FreeMono" style:font-name-asian="Monospace" style:font-name-complex="Monospace"/>
    </style:style>
    <style:style style:name="P5" style:family="paragraph" style:parent-style-name="Text_20_body">
      <style:text-properties fo:color="#000000" style:font-name-asian="Monospace" style:font-name-complex="Monospace"/>
    </style:style>
    <style:style style:name="P6" style:family="paragraph" style:parent-style-name="Text_20_body">
      <style:text-properties style:font-name="FreeMono"/>
    </style:style>
    <style:style style:name="P7" style:family="paragraph" style:parent-style-name="Heading_20_3">
      <style:text-properties fo:color="#000000" style:font-name-asian="Monospace" style:font-name-complex="Monospace"/>
    </style:style>
    <style:style style:name="T1" style:family="text">
      <style:text-properties fo:color="#000000"/>
    </style:style>
    <style:style style:name="T2" style:family="text">
      <style:text-properties fo:color="#000000" style:font-name="Monaco"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style:font-name="FreeMono"/>
    </style:style>
    <style:style style:name="T5" style:family="text">
      <style:text-properties style:font-name="Times New Roman"/>
    </style:style>
    <style:style style:name="T6" style:family="text">
      <style:text-properties fo:color="#0000c0"/>
    </style:style>
    <style:style style:name="T7" style:family="text">
      <style:text-properties fo:color="#0000c0" fo:font-style="italic" style:font-style-asian="italic" style:font-style-complex="italic"/>
    </style:style>
    <style:style style:name="T8" style:family="text">
      <style:text-properties fo:color="#0000c0" style:font-name="Monaco"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0000c0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0000c0"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nalizador lexicografico.</text:h>
      <text:p text:style-name="P1"/>
      <text:h text:style-name="Heading_20_2" text:outline-level="2">Autores: Noseda, Flores Leyes</text:h>
      <text:p text:style-name="P1"/>
      <text:p text:style-name="Text_20_body">El analizador esta compuesto por las siguientes clases: </text:p>
      <text:p text:style-name="Text_20_body"><text:span text:style-name="T4">htmlscanner</text:span> </text:p>
      <text:p text:style-name="Text_20_body"><text:tab/><text:span text:style-name="T4">Automaton</text:span> : la clase base, que implementa la logica del automata. Toma las transiciones y estados de los archivos de configuracion.</text:p>
      <text:p text:style-name="Text_20_body"><text:tab/><text:span text:style-name="T4">Token</text:span> : implementa la estructura de datos y metodos auxiliares de los tokens.</text:p>
      <text:p text:style-name="Text_20_body"><text:tab/><text:span text:style-name="T4">TokenType</text:span> : Enumeracion que identifica univocamente un token con un codigo de seguridad.</text:p>
      <text:p text:style-name="Text_20_body"><text:span text:style-name="T4">scanner</text:span> </text:p>
      <text:p text:style-name="Text_20_body"><text:tab/><text:span text:style-name="T4">ScanResult</text:span> : Se encarga de almacenar los tokens y errores reconocidos para el input dado.</text:p>
      <text:p text:style-name="Text_20_body"/>
      <text:p text:style-name="Text_20_body">Las configuraciones para las distintas gramaticas se almacenan en archivos de tipo yaml (<text:span text:style-name="T4">http://www.yaml.org/</text:span>): </text:p>
      <text:p text:style-name="Text_20_body"><text:tab/><text:span text:style-name="T4">simpleconf</text:span>.<text:span text:style-name="T4">yaml</text:span> (java) </text:p>
      <text:p text:style-name="Text_20_body"><text:tab/><text:span text:style-name="T4">htmlconf</text:span>.<text:span text:style-name="T4">yaml</text:span> (html) </text:p>
      <text:p text:style-name="Text_20_body"/>
      <text:p text:style-name="Text_20_body">Los archivos estan conformados de la siguiente manera: </text:p>
      <text:p text:style-name="Text_20_body"><text:span text:style-name="T4">aliases</text:span>: </text:p>
      <text:p text:style-name="Text_20_body"><text:tab/>son los alias utilizados para determinar grupos comunes de caracteres o caracteres reservados ( <text:span text:style-name="T4">letter</text:span>, <text:span text:style-name="T4">newline</text:span>, etc.) </text:p>
      <text:p text:style-name="Text_20_body"><text:span text:style-name="T4">transitions</text:span>: </text:p>
      <text:p text:style-name="Text_20_body"><text:tab/>se definen las transiciones con la siguiente estructura: </text:p>
      <text:p text:style-name="P2"><text:tab/>estado_actual: </text:p>
      <text:p text:style-name="P2"><text:tab/><text:tab/>simbolo_de_entrada: prox_estado </text:p>
      <text:p text:style-name="Text_20_body"><text:span text:style-name="T4">semanticActions</text:span>: </text:p>
      <text:p text:style-name="Text_20_body"><text:tab/>los estados pueden tener asociadas distintas acciones semanticas, a saber: </text:p>
      <text:p text:style-name="Text_20_body"><text:tab/><text:tab/><text:span text:style-name="T4">discard</text:span>: se aplica a estados finales. Si este flag esta en <text:span text:style-name="T4">true</text:span>, el valor del token es descartado.</text:p>
      <text:p text:style-name="Text_20_body"><text:tab/><text:tab/><text:span text:style-name="T4">reset</text:span>: se aplica a estados finales. Luego de leido el simbolo actual, se retrocede una posicion para volver a analizar.</text:p>
      <text:p text:style-name="Text_20_body"><text:tab/><text:tab/><text:span text:style-name="T4">clean</text:span>: si <text:span text:style-name="T4">true</text:span>, luego de reconocido el token se limpia el buffer que se utiliza para almacenar los simbolos durante los estados intermedios del automata.</text:p>
      <text:p text:style-name="Text_20_body"><text:tab/><text:tab/><text:span text:style-name="T4">save_value</text:span>: si <text:span text:style-name="T4">true</text:span>, el valor asociado a la transicion se almacena en el buffer temporal.</text:p>
      <text:p text:style-name="Text_20_body"><text:tab/><text:tab/><text:span text:style-name="T4">token_id</text:span>: determina el id del token. Se aplica a estados finales.</text:p>
      <text:p text:style-name="Text_20_body"><text:soft-page-break/><text:span text:style-name="T4">reservedWords</text:span>:</text:p>
      <text:p text:style-name="Text_20_body"><text:tab/><text:tab/>almacena una tabla de las palabras reservadas de la gramatica de la forma <text:span text:style-name="T4">'cadena': “ID DE TOKEN”</text:span>.</text:p>
      <text:p text:style-name="Text_20_body"/>
      <text:p text:style-name="Text_20_body">Para ejecutar la busqueda de tokens sobre un archivo de texto particular debemos usar la clase <text:span text:style-name="T4">Main</text:span> del paquete <text:span text:style-name="T4">htmlscanner</text:span>:</text:p>
      <text:p text:style-name="P2">Main &lt;archivoDeConf&gt; &lt;archivoAAnalizar&gt;</text:p>
      <text:p text:style-name="P2"><text:span text:style-name="T5">Como salida el programa genera el archivo </text:span>salida.tok.</text:p>
      <text:p text:style-name="Text_20_body"/>
      <text:p text:style-name="Text_20_body">La salida tiene el siguiente formato:</text:p>
      <text:p text:style-name="P2">tokens:</text:p>
      <text:p text:style-name="P2">Token [code=LESSER (75), value='null']</text:p>
      <text:p text:style-name="P2">Token [code=HTML_TAG_NAME (78), value='null']</text:p>
      <text:p text:style-name="P2">Token [code=BIGGER (74), value='null']</text:p>
      <text:p text:style-name="P2">Token [code=LESSER (75), value='null']</text:p>
      <text:p text:style-name="P2">Token [code=HEAD_TAG_NAME (79), value='null']</text:p>
      <text:p text:style-name="P2">Token [code=BIGGER (74), value='null']</text:p>
      <text:p text:style-name="P2">Token [code=LESSER (75), value='null']</text:p>
      <text:p text:style-name="P2">Token [code=DIVISION (59), value='null']</text:p>
      <text:p text:style-name="P2">Token [code=HEAD_TAG_NAME (79), value='null']</text:p>
      <text:p text:style-name="P2">Token [code=BIGGER (74), value='null']</text:p>
      <text:p text:style-name="P2">Token [code=LESSER (75), value='null']</text:p>
      <text:p text:style-name="P2">Token [code=BODY_TAG_NAME (80), value='null']</text:p>
      <text:p text:style-name="P2">Token [code=BIGGER (74), value='null']</text:p>
      <text:p text:style-name="P2">Token [code=CDATA (81), value='Algo']</text:p>
      <text:p text:style-name="P2">Token [code=CDATA (81), value='de']</text:p>
      <text:p text:style-name="P2">Token [code=CDATA (81), value='texto.']</text:p>
      <text:p text:style-name="P2">Token [code=QUOTED_CDATA (83), value='Algo de quote text']</text:p>
      <text:p text:style-name="P2">Token [code=LESSER (75), value='null']</text:p>
      <text:p text:style-name="P2">Token [code=DIVISION (59), value='null']</text:p>
      <text:p text:style-name="P2">Token [code=BODY_TAG_NAME (80), value='null']</text:p>
      <text:p text:style-name="P2">Token [code=BIGGER (74), value='null']</text:p>
      <text:p text:style-name="P2">Token [code=LESSER (75), value='null']</text:p>
      <text:p text:style-name="P2">Token [code=DIVISION (59), value='null']</text:p>
      <text:p text:style-name="P2">Token [code=HTML_TAG_NAME (78), value='null']</text:p>
      <text:p text:style-name="P4">Token [code=BIGGER (74), value='null']</text:p>
      <text:p text:style-name="P5"/>
      <text:p text:style-name="P5"/>
      <text:h text:style-name="P7" text:outline-level="3"><text:soft-page-break/>Listado de tokens</text:h>
      <text:p text:style-name="P5"/>
      <text:p text:style-name="P5">TOKEN_ID → VALOR</text:p>
      <text:p text:style-name="P5">ENTERO → 1</text:p>
      <text:p text:style-name="P5">ID → 2</text:p>
      <text:p text:style-name="P5">CADENA → 3</text:p>
      <text:p text:style-name="P5">REAL → 4</text:p>
      <text:p text:style-name="P5">CARACTER → 5</text:p>
      <text:p text:style-name="P5">ERROR → 7</text:p>
      <text:p text:style-name="P5">ABSTRACT → 8</text:p>
      <text:p text:style-name="P5">BOOLEAN → 9</text:p>
      <text:p text:style-name="P5">BREAK → 10</text:p>
      <text:p text:style-name="P5">BYTE → 11</text:p>
      <text:p text:style-name="P5">CASE → 12</text:p>
      <text:p text:style-name="P5">CATCH → 13</text:p>
      <text:p text:style-name="P5">CHAR → 14</text:p>
      <text:p text:style-name="P5">CLASS → 15</text:p>
      <text:p text:style-name="P5">CONST → 16</text:p>
      <text:p text:style-name="P5">CONTINUE → 17</text:p>
      <text:p text:style-name="P5">DEFAULT → 18</text:p>
      <text:p text:style-name="P5">DO → 19</text:p>
      <text:p text:style-name="P5">DOUBLE → 20</text:p>
      <text:p text:style-name="P5">ELSE → 21</text:p>
      <text:p text:style-name="P5">EXTENDS → 22</text:p>
      <text:p text:style-name="P5">FALSE → 23</text:p>
      <text:p text:style-name="P5">FINAL → 24</text:p>
      <text:p text:style-name="P5">FINALLY → 25</text:p>
      <text:p text:style-name="P5">FLOAT → 26</text:p>
      <text:p text:style-name="P5">FOR → 27</text:p>
      <text:p text:style-name="P5">GOTO → 28</text:p>
      <text:p text:style-name="P5">IF → 29</text:p>
      <text:p text:style-name="P5">IMPLEMENTS → 30</text:p>
      <text:p text:style-name="P5">IMPORT → 31</text:p>
      <text:p text:style-name="P5">INSTANCEOF → 32</text:p>
      <text:p text:style-name="P5">INT → 33</text:p>
      <text:p text:style-name="P5">INTERFACE → 34</text:p>
      <text:p text:style-name="P5"><text:soft-page-break/>LONG → 35</text:p>
      <text:p text:style-name="P5">NATIVE → 36</text:p>
      <text:p text:style-name="P5">NEW → 37</text:p>
      <text:p text:style-name="P5">NULL → 38</text:p>
      <text:p text:style-name="P5">PACKAGE → 39</text:p>
      <text:p text:style-name="P5">PRIVATE → 40</text:p>
      <text:p text:style-name="P5">PROTECTED → 41</text:p>
      <text:p text:style-name="P5">PUBLIC → 42</text:p>
      <text:p text:style-name="P5">RETURN → 43</text:p>
      <text:p text:style-name="P5">SHORT → 44</text:p>
      <text:p text:style-name="P5">STATIC → 45</text:p>
      <text:p text:style-name="P5">STRICTFP → 46</text:p>
      <text:p text:style-name="P5">SUPER → 47</text:p>
      <text:p text:style-name="P5">SWITCH → 48</text:p>
      <text:p text:style-name="P5">SYNCHRONIZED → 49</text:p>
      <text:p text:style-name="P5">THIS → 50</text:p>
      <text:p text:style-name="P5">THROW → 51</text:p>
      <text:p text:style-name="P5">THROWS → 52</text:p>
      <text:p text:style-name="P5">TRANSIENT → 53</text:p>
      <text:p text:style-name="P5">TRUE → 54</text:p>
      <text:p text:style-name="P5">TRY → 55</text:p>
      <text:p text:style-name="P5">VOID → 56</text:p>
      <text:p text:style-name="P5">VOLATILE → 57</text:p>
      <text:p text:style-name="P5">WHILE → 58</text:p>
      <text:p text:style-name="P5">DIVISION → 59</text:p>
      <text:p text:style-name="P5">MULTIPLICATION → 60</text:p>
      <text:p text:style-name="P5">SUM → 61</text:p>
      <text:p text:style-name="P5">DIFFERENCE → 62</text:p>
      <text:p text:style-name="P5">EQUAL → 63</text:p>
      <text:p text:style-name="P5">POWER → 64</text:p>
      <text:p text:style-name="P5">LOGIC_AND → 65</text:p>
      <text:p text:style-name="P5">LOGIC_OR → 66</text:p>
      <text:p text:style-name="P5">O_P → 67</text:p>
      <text:p text:style-name="P5">C_P → 68</text:p>
      <text:p text:style-name="P5">O_BRACKET → 69</text:p>
      <text:p text:style-name="P5">C_BRACKET → 70</text:p>
      <text:p text:style-name="P5">O_BRACE → 71</text:p>
      <text:p text:style-name="P5"><text:soft-page-break/>C_BRACE → 72</text:p>
      <text:p text:style-name="P5">PCT → 73</text:p>
      <text:p text:style-name="P5">BIGGER → 74</text:p>
      <text:p text:style-name="P5">LESSER → 75</text:p>
      <text:p text:style-name="P5">POSTINCREMENT → 76</text:p>
      <text:p text:style-name="P5">SUMASSIGN → 77</text:p>
      <text:p text:style-name="P5">HTML_TAG_NAME → 78</text:p>
      <text:p text:style-name="P5">HEAD_TAG_NAME → 79</text:p>
      <text:p text:style-name="P5">BODY_TAG_NAME → 80</text:p>
      <text:p text:style-name="P5">CDATA → 81</text:p>
      <text:p text:style-name="P5">ASCII → 82</text:p>
      <text:p text:style-name="P5">QUOTED_CDATA → 83</text:p>
      <text:p text:style-name="P5">QUOTED_ASCII → 84</text:p>
      <text:p text:style-name="P5">A_TAG_NAME → 85</text:p>
      <text:p text:style-name="P5">HREF → 86</text:p>
      <text:p text:style-name="P5">PROFILE → 87</text:p>
      <text:p text:style-name="P3">COMMA → 88</text:p>
      <text:p text:style-name="P3">SEMICOLON → 89</text:p>
      <text:p text:style-name="P3">EQUAL → 90</text:p>
      <text:p text:style-name="P3">TITLE_TAG_NAME → 91</text:p>
      <text:p text:style-name="P3">P_TAG_NAME → 92</text:p>
      <text:p text:style-name="P3">TITLE → 93</text:p>
      <text:p text:style-name="P3">CHAR_ERROR → 94</text:p>
      <text:p text:style-name="P3">CADENA_INCOMPLETA_ERROR → 95</text:p>
      <text:p text:style-name="P3">CARACTER_ERROR → 96</text:p>
      <text:p text:style-name="P3">ERROR_GENERICO → 97</text:p>
      <text:p text:style-name="P3">ERROR_QUOTE_ASCII → 98</text:p>
      <text:p text:style-name="P3">ERROR_QUOTE_CDATA → 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FreeMono" svg:font-family="FreeMono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1T17:48:12</meta:creation-date>
    <dc:date>2011-05-28T02:40:31</dc:date>
    <meta:editing-duration>PT1H1M27S</meta:editing-duration>
    <meta:editing-cycles>6</meta:editing-cycles>
    <meta:generator>LibreOffice/3.3$Linux LibreOffice_project/330m19$Build-202</meta:generator>
    <meta:document-statistic meta:table-count="0" meta:image-count="0" meta:object-count="0" meta:page-count="5" meta:paragraph-count="158" meta:word-count="694" meta:character-count="4210"/>
  </office:meta>
</office:document-meta>
</file>